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5da" officeooo:paragraph-rsid="0008e5da"/>
    </style:style>
    <style:style style:name="P2" style:family="paragraph" style:parent-style-name="Standard">
      <style:text-properties officeooo:rsid="000a25fe" officeooo:paragraph-rsid="000a25fe"/>
    </style:style>
    <style:style style:name="P3" style:family="paragraph" style:parent-style-name="Standard">
      <style:text-properties officeooo:rsid="000ba9d1" officeooo:paragraph-rsid="000ba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et power </text:p>
      <text:p text:style-name="P1">I heard the high school in chicago the students have to pass the graduate if they pass certain numbers of quizs if not they get it not yet.</text:p>
      <text:p text:style-name="P2">I measure how students react i gave them a difficult problem some of them react in a very positive way.</text:p>
      <text:p text:style-name="P2">Some others are up for judjment they react catastrophique devastrated <text:s/>they cheat or measure there self to some worth they fai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21:14:50.807623067</meta:creation-date>
    <dc:date>2022-08-18T22:28:40.313659180</dc:date>
    <meta:editing-duration>PT43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71" meta:character-count="380" meta:non-whitespace-character-count="311"/>
  </office:meta>
</office:document-meta>
</file>